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officeooo:rsid="000c1ca4" officeooo:paragraph-rsid="000c1ca4"/>
    </style:style>
    <style:style style:name="P5" style:family="paragraph" style:parent-style-name="Standard">
      <style:text-properties officeooo:rsid="000d9e9c" officeooo:paragraph-rsid="000d9e9c"/>
    </style:style>
    <style:style style:name="P6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7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8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0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1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2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3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14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15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16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17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18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d9e9c" officeooo:paragraph-rsid="0024b410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9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30" style:family="paragraph" style:parent-style-name="Heading_20_1">
      <style:text-properties fo:font-size="12pt" style:font-size-asian="12pt" style:font-size-complex="12pt"/>
    </style:style>
    <style:style style:name="P31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32" style:family="paragraph" style:parent-style-name="Standard" style:list-style-name="L1">
      <style:text-properties officeooo:rsid="000bed90" officeooo:paragraph-rsid="000bed90"/>
    </style:style>
    <style:style style:name="P33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34" style:family="paragraph" style:parent-style-name="Standard">
      <style:text-properties officeooo:rsid="00388464" officeooo:paragraph-rsid="00388464"/>
    </style:style>
    <style:style style:name="P35" style:family="paragraph" style:parent-style-name="Standard">
      <style:text-properties officeooo:rsid="003a40ec"/>
    </style:style>
    <style:style style:name="P3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aa4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8" style:family="text">
      <style:text-properties officeooo:rsid="0024b410"/>
    </style:style>
    <style:style style:name="T19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20" style:family="text">
      <style:text-properties officeooo:rsid="0026b9bb"/>
    </style:style>
    <style:style style:name="T21" style:family="text">
      <style:text-properties officeooo:rsid="002bac90"/>
    </style:style>
    <style:style style:name="T22" style:family="text">
      <style:text-properties officeooo:rsid="00358cca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25">PYTHON</text:p>
      <text:p text:style-name="P1"/>
      <text:p text:style-name="P1"/>
      <text:p text:style-name="P2">* Python environments:</text:p>
      <text:p text:style-name="P1"/>
      <text:list xml:id="list2655788078" text:style-name="L1">
        <text:list-item>
          <text:p text:style-name="P32">Text editors: <text:s/>atom, sublime text, etc</text:p>
        </text:list-item>
        <text:list-item>
          <text:p text:style-name="P32">Full IDEs: <text:s text:c="2"/>PyCharm, Spyder</text:p>
        </text:list-item>
        <text:list-item>
          <text:p text:style-name="P32">Notebook: <text:s/>Jupyter Notebook <text:span text:style-name="T1">(within anaconda navigator)</text:span></text:p>
        </text:list-item>
      </text:list>
      <text:p text:style-name="P1"/>
      <text:p text:style-name="P4">For the python bootcamp install anaconda and sublime</text:p>
      <text:p text:style-name="P4"/>
      <text:p text:style-name="P3"/>
      <text:p text:style-name="P3">* <text:span text:style-name="T2">Anaconda Navigator:</text:span></text:p>
      <text:p text:style-name="P5">On windows:</text:p>
      <text:p text:style-name="P5"/>
      <text:p text:style-name="P5">Lauch Jupyter Notebook, then paste in your browser: <text:s text:c="2"/>http://localhost:8888</text:p>
      <text:p text:style-name="P4"/>
      <text:p text:style-name="P5">Will ask you for a token – Open cmd – run: <text:s/><text:span text:style-name="T3">jupyter notebook list</text:span></text:p>
      <text:p text:style-name="P5"/>
      <text:p text:style-name="P6">C:\Users\Trabajo\Desktop\python&gt;jupyter notebook list</text:p>
      <text:p text:style-name="P6">Currently running servers:</text:p>
      <text:p text:style-name="P6">http://localhost:8892/?token=de83e25756e836c223161c91c6dbb1857cd52166bd1c94d5 :: C:\Users\Trabajo</text:p>
      <text:p text:style-name="P6">http://localhost:8888/?token=5ff9753430910a29f02831366e0e2c09d9263072492e49f1 :: C:\Users\Trabajo</text:p>
      <text:p text:style-name="P6">http://localhost:8891/?token=9764c756c2660f0ebdf12941942b704e7cd3f1852f9adf90 :: C:\Users\Trabajo</text:p>
      <text:p text:style-name="P6">http://localhost:8890/?token=91d75a5728d3510039af33563cd65d3c2e9d7c2eaa9005be :: C:\Users\Trabajo</text:p>
      <text:p text:style-name="P6">http://localhost:8889/?token=2a3bea1eac5716cd2131d487b9aaeb0058ccb43dc500f96c :: C:\Users\Trabajo</text:p>
      <text:p text:style-name="P6"/>
      <text:p text:style-name="P9">Paste one of the links in the browser, like</text:p>
      <text:p text:style-name="P9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9"/>
      <text:p text:style-name="P9">On jupyter notebook, Click on New -- Notebook: Python 3 -- you can run </text:p>
      <text:p text:style-name="P9">lines in cells</text:p>
      <text:p text:style-name="P9"/>
      <text:p text:style-name="P18">* Anaconda Jupyter Keystrokes:</text:p>
      <text:p text:style-name="P9">dd ---&gt; delete current cell</text:p>
      <text:p text:style-name="P9">a <text:s/>---&gt; insert cell above current cell</text:p>
      <text:p text:style-name="P9">b <text:s/>---&gt; insert cell below current cell</text:p>
      <text:p text:style-name="P9">Shift + enter to run it or click the play button </text:p>
      <text:p text:style-name="P9"/>
      <text:p text:style-name="P9">Restart the kernel ---&gt; if you used a special word, like 'int' 'float' etc, to assign a variable into it.</text:p>
      <text:p text:style-name="P9">Do it on: Kernel -- Restart</text:p>
      <text:p text:style-name="P9">This will delete all the variables</text:p>
      <text:p text:style-name="P9"/>
      <text:p text:style-name="P9"/>
      <text:p text:style-name="P18">* <text:span text:style-name="T4">Run a python program in the CLI:</text:span></text:p>
      <text:p text:style-name="P9"/>
      <text:p text:style-name="P15">$ python myprogram.py</text:p>
      <text:p text:style-name="P15"/>
      <text:p text:style-name="P15"/>
      <text:p text:style-name="P20"><text:soft-page-break/>*Run one line command in CLI:</text:p>
      <text:p text:style-name="P15"/>
      <text:p text:style-name="P15">$ <text:span text:style-name="T5">python</text:span></text:p>
      <text:p text:style-name="P15">Python 3.7.0 (default, Jun 28 2018, 08:04:48) [MSC v.1912 64 bit (AMD64)] :: Anaconda, Inc. on win32</text:p>
      <text:p text:style-name="P15">Type "help", "copyright", "credits" or "license" for more information.</text:p>
      <text:p text:style-name="P10">&gt;&gt;&gt; <text:span text:style-name="T5">print('hello')</text:span></text:p>
      <text:p text:style-name="P10">hello</text:p>
      <text:p text:style-name="P10">&gt;&gt;&gt;</text:p>
      <text:p text:style-name="P9"/>
      <text:p text:style-name="P9"/>
      <text:p text:style-name="P21">* <text:span text:style-name="T7">Data Types:</text:span></text:p>
      <text:p text:style-name="P9"/>
      <text:p text:style-name="P9">Integers <text:s text:c="12"/>- int <text:s text:c="5"/>- whole numbers: 3 , 212 , 93<text:line-break/>Floating point <text:s text:c="2"/>- float <text:s text:c="2"/>- numbers with decimal: <text:s/>23.1 , 23.32 , 7.34<text:line-break/>String <text:s text:c="15"/>- str <text:s text:c="5"/>- ordered sequence of characters: <text:s/>"hello" 'Sammy' "2000"<text:line-break/>List <text:s text:c="18"/>- list <text:s text:c="5"/>- ordered sequence of objects: [10,"hello",200.3]<text:line-break/>Dictionaries <text:s text:c="5"/>- dict <text:s text:c="3"/>- unordered Key:Values pair: {"mykey":"value","name":"Frankie"}<text:line-break/>Tuples <text:s text:c="14"/>- tup <text:s text:c="4"/>- ordered immutable sequence of objects: (10,"hello,200.2")<text:line-break/>Sets <text:s/><text:tab/> <text:s text:c="13"/>- set <text:s text:c="5"/>- unordered collection of unique objects: {"a","b"}<text:line-break/>Booleans <text:s text:c="10"/>- bool <text:s text:c="2"/>- Logical value indicating true or false<text:tab/></text:p>
      <text:p text:style-name="P9"/>
      <text:p text:style-name="P33"/>
      <text:p text:style-name="P19">* <text:span text:style-name="T8">Doubts: </text:span><text:span text:style-name="T9">Check on the videos</text:span></text:p>
      <text:p text:style-name="P16"><text:line-break/>--Arithmetics:<text:line-break/>Module (good to know if a number is even or odd)<text:line-break/><text:line-break/>Python lets you add, subtract, multiply and divide numbers with reassignment using +=, -=, *=, and /=</text:p>
      <text:p text:style-name="P9"/>
      <text:p text:style-name="P9"/>
      <text:p text:style-name="P21">* <text:span text:style-name="T10">Variables:</text:span></text:p>
      <text:p text:style-name="P9"/>
      <text:p text:style-name="P11">Python uses Dynamic Typing: you can reassign variables to different data types<text:line-break/></text:p>
      <text:p text:style-name="P11">PROS: <text:s text:c="9"/>You don't have to write the datatype, saving time<text:line-break/>CONTRAS: You can have some bugs because this.</text:p>
      <text:p text:style-name="P9"/>
      <text:p text:style-name="P9"/>
      <text:p text:style-name="P9">– <text:span text:style-name="T11">See data type of a variable</text:span>, 'a' <text:span text:style-name="T12">(a = 10)</text:span> in this example: (in Jupiter notebook)</text:p>
      <text:p text:style-name="P9">type(a)<text:line-break/>int</text:p>
      <text:p text:style-name="P9"/>
      <text:p text:style-name="P12">-- <text:span text:style-name="T11">Change the data type</text:span>, 'a' in this example:</text:p>
      <text:p text:style-name="P12"><text:line-break/>a = 30.1 --&gt; we change the value of 'a' to a float data type<text:line-break/>type(a) <text:s/>---&gt; we ask for the data type of a <text:s/><text:line-break/>float <text:s text:c="3"/>----&gt; a is now a float</text:p>
      <text:p text:style-name="P12"><text:soft-page-break/></text:p>
      <text:p text:style-name="P12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2"/>
      <text:p text:style-name="P12"/>
      <text:p text:style-name="P13"><text:span text:style-name="T13">* </text:span><text:span text:style-name="T14">Strings:</text:span></text:p>
      <text:p text:style-name="P22"/>
      <text:p text:style-name="P8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23"/>
      <text:p text:style-name="P13"><text:span text:style-name="T15">I</text:span><text:span text:style-name="T14">ndexing / </text:span><text:span text:style-name="T15">S</text:span><text:span text:style-name="T14">licing:</text:span><text:span text:style-name="T5"> </text:span><text:s text:c="2"/>Video 014, 015 and 016</text:p>
      <text:p text:style-name="P12"/>
      <text:p text:style-name="P12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mystring = "hello world"<text:line-break/>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2"/>
      <text:p text:style-name="P12"/>
      <text:p text:style-name="P12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soft-page-break/><text:line-break/>* Pick all the characters since 'c' til the end: (Start position)<text:line-break/>mystring[2:]<text:line-break/>cdefghi</text:p>
      <text:p text:style-name="P12"/>
      <text:p text:style-name="P12"/>
      <text:p text:style-name="P12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2"/>
      <text:p text:style-name="P12"/>
      <text:p text:style-name="P12"><text:span text:style-name="T14">* </text:span><text:span text:style-name="T17">String properties:</text:span><text:span text:style-name="T19"> </text:span><text:span text:style-name="T18"><text:s/>video 016</text:span></text:p>
      <text:p text:style-name="P12"/>
      <text:p text:style-name="P14">--String concatenation: Merging 2 strings together. </text:p>
      <text:p text:style-name="P14"/>
      <text:p text:style-name="P14"><text:span text:style-name="T5">USING <text:s/>+</text:span><text:line-break/><text:lin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2"/>
      <text:p text:style-name="P12"/>
      <text:p text:style-name="P12"><text:span text:style-name="T5">USING *</text:span><text:line-break/><text:line-break/>multiplica = "Q"<text:line-break/><text:soft-page-break/>multiplica * 10<text:line-break/>'QQQQQQQQQQ'</text:p>
      <text:p text:style-name="P12"/>
      <text:p text:style-name="P12"><text:span text:style-name="T14">* </text:span><text:span text:style-name="T16">Methods:</text:span><text:span text:style-name="T20"> <text:s/>(016, 017)</text:span></text:p>
      <text:p text:style-name="P12"/>
      <text:p text:style-name="P12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2"/>
      <text:p text:style-name="P24"><text:span text:style-name="T5">* </text:span><text:span text:style-name="T6">Strings Formatting for Printing</text:span><text:span text:style-name="T5"> </text:span><text:span text:style-name="T21">(018)</text:span></text:p>
      <text:p text:style-name="P7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2"/>
      <text:p text:style-name="P17">(Remove all str files from bootcamp with find)</text:p>
      <text:p text:style-name="P17"/>
      <text:h text:style-name="P31" text:outline-level="1"><text:bookmark text:name=".format()-method"/>.format() method</text:h>
      <text:p text:style-name="Standard"/>
      <text:p text:style-name="P36">print('This is a string {}'.format('INSERTED'))</text:p>
      <text:p text:style-name="P27">This is a string INSERTED</text:p>
      <text:p text:style-name="P28">print('The {} {} {}'.format('fox','brown','quick'))</text:p>
      <text:p text:style-name="P26">The fox brown quick</text:p>
      <text:p text:style-name="P28">print('The {2} {0} {1}'.format('fox','brown','quick'))</text:p>
      <text:p text:style-name="P26">The quick fox brown</text:p>
      <text:p text:style-name="P28">print('The {q} {f} {b}'.format(f='fox',b='brown',q='quick'))</text:p>
      <text:p text:style-name="P26">The quick fox brown</text:p>
      <text:p text:style-name="Standard"/>
      <text:p text:style-name="Standard"/>
      <text:p text:style-name="Standard"/>
      <text:h text:style-name="P30" text:outline-level="1"><text:bookmark text:name="float-formating-&quot;{value:width.precision-f}&quot;"/><text:soft-page-break/>float formating "{value:width.precision f}"</text:h>
      <text:p text:style-name="Standard"/>
      <text:p text:style-name="P28">result = 100/777</text:p>
      <text:p text:style-name="P28">result</text:p>
      <text:p text:style-name="P26">0.1287001287001287</text:p>
      <text:p text:style-name="P28">print("The result was {r}".format(r=result))</text:p>
      <text:p text:style-name="P26">The result was 0.1287001287001287</text:p>
      <text:p text:style-name="P28">print("The result was {r:1.4f}".format(r=result))</text:p>
      <text:p text:style-name="P26">The result was 0.1287</text:p>
      <text:p text:style-name="P28">print("The result was {r:20.3f}".format(r=result))</text:p>
      <text:p text:style-name="P26">The result was <text:s text:c="15"/>0.129</text:p>
      <text:p text:style-name="Standard"/>
      <text:p text:style-name="Standard"/>
      <text:h text:style-name="P30" text:outline-level="1"><text:bookmark text:name="F-string-method"/>F string method. <text:span text:style-name="T22">Formated string literals, f-strings</text:span></text:h>
      <text:p text:style-name="Text_20_body">new since python 3.6</text:p>
      <text:p text:style-name="P28">name = "John"</text:p>
      <text:p text:style-name="P28">print(f'His name is {name}' )</text:p>
      <text:p text:style-name="P26">His name is John</text:p>
      <text:p text:style-name="P28">name = "Sam"</text:p>
      <text:p text:style-name="P29">age = 3</text:p>
      <text:p text:style-name="P28">print(f'{name} is {age} years old')</text:p>
      <text:p text:style-name="P26">Sam is 3 years old</text:p>
      <text:p text:style-name="Standard"/>
      <text:p text:style-name="Standard"/>
      <text:p text:style-name="Standard"/>
      <text:p text:style-name="Standard"/>
      <text:p text:style-name="P34"><text:span text:style-name="T23">* Lists </text:span>Video 20</text:p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19T09:39:22.520000000</dc:date>
    <meta:editing-duration>PT5H33M44S</meta:editing-duration>
    <meta:editing-cycles>38</meta:editing-cycles>
    <meta:generator>LibreOffice/6.1.4.2$Windows_X86_64 LibreOffice_project/9d0f32d1f0b509096fd65e0d4bec26ddd1938fd3</meta:generator>
    <meta:document-statistic meta:table-count="0" meta:image-count="0" meta:object-count="0" meta:page-count="6" meta:paragraph-count="94" meta:word-count="882" meta:character-count="6263" meta:non-whitespace-character-count="5263"/>
  </office:meta>
</office:document-meta>
</file>